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861" officeooo:paragraph-rsid="00105861"/>
    </style:style>
    <style:style style:name="P2" style:family="paragraph" style:parent-style-name="Standard">
      <style:text-properties officeooo:rsid="00105861" officeooo:paragraph-rsid="001601af"/>
    </style:style>
    <style:style style:name="P3" style:family="paragraph" style:parent-style-name="Standard">
      <style:text-properties officeooo:rsid="00105861" officeooo:paragraph-rsid="001820bb"/>
    </style:style>
    <style:style style:name="P4" style:family="paragraph" style:parent-style-name="Standard">
      <style:text-properties officeooo:rsid="001601af" officeooo:paragraph-rsid="001601af"/>
    </style:style>
    <style:style style:name="P5" style:family="paragraph" style:parent-style-name="Standard" style:list-style-name="L1">
      <style:text-properties officeooo:rsid="00105861" officeooo:paragraph-rsid="00105861"/>
    </style:style>
    <style:style style:name="P6" style:family="paragraph" style:parent-style-name="Standard" style:list-style-name="L1">
      <style:text-properties officeooo:rsid="00105861" officeooo:paragraph-rsid="001c3bef"/>
    </style:style>
    <style:style style:name="P7" style:family="paragraph" style:parent-style-name="Standard" style:list-style-name="L4">
      <style:text-properties officeooo:rsid="00105861" officeooo:paragraph-rsid="001601af"/>
    </style:style>
    <style:style style:name="P8" style:family="paragraph" style:parent-style-name="Standard">
      <style:text-properties officeooo:rsid="00105861" officeooo:paragraph-rsid="00105861"/>
    </style:style>
    <style:style style:name="P9" style:family="paragraph" style:parent-style-name="Standard">
      <style:text-properties officeooo:rsid="00105861" officeooo:paragraph-rsid="001820bb"/>
    </style:style>
    <style:style style:name="P10" style:family="paragraph" style:parent-style-name="Standard" style:list-style-name="L5">
      <style:text-properties officeooo:rsid="00105861" officeooo:paragraph-rsid="001c3bef"/>
    </style:style>
    <style:style style:name="P11" style:family="paragraph" style:parent-style-name="Standard">
      <style:text-properties officeooo:rsid="00105861" officeooo:paragraph-rsid="001c3bef"/>
    </style:style>
    <style:style style:name="P12" style:family="paragraph" style:parent-style-name="Standard" style:list-style-name="L3">
      <style:text-properties officeooo:rsid="001601af" officeooo:paragraph-rsid="00105861"/>
    </style:style>
    <style:style style:name="T1" style:family="text">
      <style:text-properties officeooo:rsid="0011a5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sweeper ToDo List:</text:p>
      <text:p text:style-name="P1"/>
      <text:p text:style-name="P1">-Implement win logik</text:p>
      <text:p text:style-name="P1">-Work on design</text:p>
      <text:list text:style-name="L3">
        <text:list-item>
          <text:p text:style-name="P12">Stylesheets?</text:p>
        </text:list-item>
      </text:list>
      <text:p text:style-name="P1">-Work on clean coding</text:p>
      <text:p text:style-name="P1">-Comment code</text:p>
      <text:p text:style-name="P1">-Create 2 page pdf document about program functionalities </text:p>
      <text:p text:style-name="P1"/>
      <text:p text:style-name="P4">Done:</text:p>
      <text:p text:style-name="P2">-Pause game button:</text:p>
      <text:list text:style-name="L4">
        <text:list-item>
          <text:p text:style-name="P7">hide the gameGrid</text:p>
        </text:list-item>
      </text:list>
      <text:p text:style-name="P2">-Blue/Red cells after marking right or wrong</text:p>
      <text:p text:style-name="P3">-Statistics menu</text:p>
      <text:p text:style-name="P3">-<text:span text:style-name="T1">Implement data saving via json files</text:span></text:p>
      <text:p text:style-name="P11">-Help menu</text:p>
      <text:p text:style-name="P11">-New game button:</text:p>
      <text:list text:style-name="L1">
        <text:list-item>
          <text:p text:style-name="P6">recreate a visual gamegrid </text:p>
        </text:list-item>
        <text:list-item>
          <text:p text:style-name="P6">reinitialize all the parameters </text:p>
        </text:list-item>
        <text:list-item>
          <text:p text:style-name="P6">save results to statistics</text:p>
        </text:list-item>
      </text:list>
      <text:p text:style-name="P11">-End game button:</text:p>
      <text:list text:style-name="L5">
        <text:list-item>
          <text:p text:style-name="P10">save results to statistic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1:12:56.436548679</meta:creation-date>
    <dc:date>2024-12-14T15:48:31.073312644</dc:date>
    <meta:editing-duration>PT3H10M5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76" meta:character-count="460" meta:non-whitespace-character-count="407"/>
  </office:meta>
</office:document-meta>
</file>